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tringTemplateParser.compileBoolean( String val , String msg , Locator lo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tringTemplateParser.compileInt( String val , String msg , Locator lo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tringTemplateParser.compile( final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tringTemplatePars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tringTemplateParser.compile( final String expression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tringTemplateParser.compileExpr( String inStr , String errorPrefix , Locator lo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tringTemplatePars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tringTemplateParser.parseSubstitutions( Reader in , String errorPrefix , Locator 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